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81740615" text:style-name="L1">
        <text:list-item>
          <text:p text:style-name="P1"><text:a xlink:type="simple" xlink:href="https://www.firststeps.ru/mfc/steps/mfc1.html" text:style-name="Internet_20_link" text:visited-style-name="Visited_20_Internet_20_Link">https://www.firststeps.ru/mfc/steps/mfc1.html</text:a></text:p>
        </text:list-item>
        <text:list-item>
          <text:p text:style-name="P1"><text:a xlink:type="simple" xlink:href="http://www.codenet.ru/progr/visualc/mfc/mfc2.php" text:style-name="Internet_20_link" text:visited-style-name="Visited_20_Internet_20_Link">http://www.codenet.ru/progr/visualc/mfc/mfc2.php</text:a></text:p>
        </text:list-item>
        <text:list-item>
          <text:p text:style-name="P1"><text:a xlink:type="simple" xlink:href="https://medium.com/iress/mfc-and-the-future-of-c-a99b608e09b2" text:style-name="Internet_20_link" text:visited-style-name="Visited_20_Internet_20_Link">https://medium.com/iress/mfc-and-the-future-of-c-a99b608e09b2</text:a></text:p>
        </text:list-item>
        <text:list-item>
          <text:p text:style-name="P1"><text:a xlink:type="simple" xlink:href="http://www.functionx.com/visualc/Lesson01.htm" text:style-name="Internet_20_link" text:visited-style-name="Visited_20_Internet_20_Link">http://www.functionx.com/visualc/Lesson01.htm</text:a></text:p>
        </text:list-item>
        <text:list-item>
          <text:p text:style-name="P1"><text:a xlink:type="simple" xlink:href="https://www.tenouk.com/visualcplusmfc/visualcplusmfc1a.html" text:style-name="Internet_20_link" text:visited-style-name="Visited_20_Internet_20_Link">https://www.tenouk.com/visualcplusmfc/visualcplusmfc1a.html</text:a></text:p>
          <text:p text:style-name="P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10T22:54:16.344000000</dc:date>
    <meta:editing-duration>PT6H8M21S</meta:editing-duration>
    <meta:editing-cycles>3</meta:editing-cycles>
    <meta:document-statistic meta:table-count="0" meta:image-count="0" meta:object-count="0" meta:page-count="1" meta:paragraph-count="5" meta:word-count="10" meta:character-count="268" meta:non-whitespace-character-count="268"/>
  </office:meta>
</office:document-meta>
</file>